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712" officeooo:paragraph-rsid="001b7712"/>
    </style:style>
    <style:style style:name="P2" style:family="paragraph" style:parent-style-name="Standard">
      <style:text-properties officeooo:rsid="001b7712" officeooo:paragraph-rsid="001d2f73"/>
    </style:style>
    <style:style style:name="P3" style:family="paragraph" style:parent-style-name="Standard">
      <style:text-properties officeooo:rsid="001cc9db" officeooo:paragraph-rsid="001cc9db"/>
    </style:style>
    <style:style style:name="P4" style:family="paragraph" style:parent-style-name="Standard">
      <style:text-properties officeooo:rsid="001cc9db" officeooo:paragraph-rsid="001d2f73"/>
    </style:style>
    <style:style style:name="P5" style:family="paragraph" style:parent-style-name="Standard">
      <style:text-properties officeooo:rsid="001d2f73" officeooo:paragraph-rsid="001d2f73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officeooo:rsid="001cc9db"/>
    </style:style>
    <style:style style:name="T2" style:family="text">
      <style:text-properties officeooo:rsid="001d2f73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9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4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name="Forme1" draw:style-name="gr1" draw:text-style-name="P6" svg:x1="4.048cm" svg:y1="6.963cm" svg:x2="11.114cm" svg:y2="6.899cm"><text:p/></draw:line><draw:line text:anchor-type="paragraph" draw:z-index="1" draw:name="Forme2" draw:style-name="gr1" draw:text-style-name="P6" svg:x1="4.048cm" svg:y1="6.401cm" svg:x2="7.285cm" svg:y2="3.787cm"><text:p/></draw:line><draw:frame text:anchor-type="paragraph" draw:z-index="3" draw:name="Forme4" draw:style-name="gr2" draw:text-style-name="P7" svg:width="2.273cm" svg:height="0.593cm" svg:x="6.881cm" svg:y="7.863cm"><draw:text-box><text:p>15</text:p></draw:text-box></draw:frame><draw:frame text:anchor-type="paragraph" draw:z-index="4" draw:name="Forme5" draw:style-name="gr3" draw:text-style-name="P7" svg:width="0.717cm" svg:height="0.592cm" svg:x="4.577cm" svg:y="4.503cm"><draw:text-box><text:p>7</text:p></draw:text-box></draw:frame><draw:frame text:anchor-type="paragraph" draw:z-index="5" draw:name="Forme6" draw:style-name="gr4" draw:text-style-name="P7" svg:width="1.371cm" svg:height="0.904cm" svg:x="9.34cm" svg:y="3.942cm"><draw:text-box><text:p>4</text:p></draw:text-box></draw:frame><draw:line text:anchor-type="paragraph" draw:z-index="6" draw:name="Forme7" draw:style-name="gr1" draw:text-style-name="P6" svg:x1="9.931cm" svg:y1="5.126cm" svg:x2="11.861cm" svg:y2="4.346cm"><text:p/></draw:line><draw:line text:anchor-type="paragraph" draw:z-index="7" draw:name="Forme8" draw:style-name="gr1" draw:text-style-name="P6" svg:x1="12.203cm" svg:y1="5.001cm" svg:x2="11.425cm" svg:y2="6.805cm"><text:p/></draw:line><draw:frame text:anchor-type="paragraph" draw:z-index="8" draw:name="Forme9" draw:style-name="gr5" draw:text-style-name="P7" svg:width="0.872cm" svg:height="0.489cm" svg:x="10.46cm" svg:y="4.159cm"><draw:text-box><text:p>2</text:p></draw:text-box></draw:frame><draw:frame text:anchor-type="paragraph" draw:z-index="9" draw:name="Forme10" draw:style-name="gr6" draw:text-style-name="P7" svg:width="0.78cm" svg:height="0.749cm" svg:x="12.203cm" svg:y="5.872cm"><draw:text-box><text:p>5</text:p></draw:text-box></draw:frame><text:span text:style-name="T2">1)</text:span></text:p>
      <text:p text:style-name="P2">7 + <text:span text:style-name="T1">4/2</text:span> + 2/3+ 5/4</text:p>
      <text:p text:style-name="P3">10,91</text:p>
      <text:p text:style-name="P1"/>
      <text:p text:style-name="P3"><text:s/><text:span text:style-name="T2">Gain : </text:span>4,1 <text:span text:style-name="T2">+ </text:span><text:s/>pf</text:p>
      <text:p text:style-name="P1"/>
      <text:p text:style-name="P5">2)</text:p>
      <text:p text:style-name="P1"><text:span text:style-name="T1">4/2</text:span> + <text:s/>2/3 + 5/4</text:p>
      <text:p text:style-name="P3"><draw:line text:anchor-type="paragraph" draw:z-index="2" draw:name="Forme3" draw:style-name="gr1" draw:text-style-name="P6" svg:x1="7.597cm" svg:y1="0.286cm" svg:x2="9.34cm" svg:y2="1.438cm"><text:p/></draw:line>3,91</text:p>
      <text:p text:style-name="P3"/>
      <text:p text:style-name="P4"><text:span text:style-name="T2">Gain : </text:span>3,1</text:p>
      <text:p text:style-name="P1"/>
      <text:p text:style-name="P5">3)</text:p>
      <text:p text:style-name="P1">2/3 + 5/4</text:p>
      <text:p text:style-name="P3">1,91</text:p>
      <text:p text:style-name="P3"/>
      <text:p text:style-name="P4"><text:span text:style-name="T2">Gain : </text:span>1,1</text:p>
      <text:p text:style-name="P4"/>
      <text:p text:style-name="P5">4)</text:p>
      <text:p text:style-name="P1">5/4</text:p>
      <text:p text:style-name="P3">1,25</text:p>
      <text:p text:style-name="P3"/>
      <text:p text:style-name="P4"><text:span text:style-name="T2">Gain : </text:span>3,75</text:p>
      <text:p text:style-name="P4"/>
      <text:p text:style-name="P1"><text:s/><text:span text:style-name="T2">économiser total : 12,05 + 3 voi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29:21.358398855</meta:creation-date>
    <dc:date>2016-10-18T11:04:12.426964641</dc:date>
    <meta:editing-duration>PT4M10S</meta:editing-duration>
    <meta:editing-cycles>1</meta:editing-cycles>
    <meta:document-statistic meta:table-count="0" meta:image-count="0" meta:object-count="0" meta:page-count="1" meta:paragraph-count="17" meta:word-count="44" meta:character-count="156" meta:non-whitespace-character-count="125"/>
    <meta:generator>LibreOffice/5.1.4.2$Linux_X86_64 LibreOffice_project/10m0$Build-2</meta:generator>
  </office:meta>
</office:document-meta>
</file>